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55cm" fo:min-width="2.42cm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3.262cm" fo:min-width="2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83cm" fo:min-width="2.44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2.4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83cm" fo:min-width="4.44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4.44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444cm" fo:min-width="2.75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676cm" fo:min-width="2.754cm" fo:padding-top="0.165cm" fo:padding-bottom="0.165cm" fo:padding-left="0.29cm" fo:padding-right="0.29cm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676cm" fo:min-width="2.75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444cm" fo:min-width="2.752cm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676cm" fo:min-width="2.752cm" fo:padding-top="0.165cm" fo:padding-bottom="0.165cm" fo:padding-left="0.29cm" fo:padding-right="0.29cm"/>
    </style:style>
    <style:style style:name="gr12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676cm" fo:min-width="2.75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53cm" fo:min-width="2.754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676cm" fo:min-width="2.754cm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676cm" fo:min-width="2.754cm" fo:padding-top="0.165cm" fo:padding-bottom="0.165cm" fo:padding-left="0.29cm" fo:padding-right="0.29cm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3.262cm" fo:min-width="2.42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83cm" fo:min-width="3.44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3.448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2.448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83cm" fo:min-width="3.408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06cm" fo:min-width="3.40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83cm" fo:min-width="3.40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06cm" fo:min-width="3.401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06cm" fo:min-width="3.448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383cm" fo:min-width="3.348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06cm" fo:min-width="3.348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3.998cm" fo:min-width="2.448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106cm" fo:min-width="3.401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3.448cm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3.448cm" fo:padding-top="0.165cm" fo:padding-bottom="0.165cm" fo:padding-left="0.29cm" fo:padding-right="0.29cm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3.448cm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2.094cm" fo:min-width="3.44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Roboto" fo:font-size="9pt"/>
    </style:style>
    <style:style style:name="P2" style:family="paragraph">
      <loext:graphic-properties draw:fill-color="#b2b2b2"/>
      <style:paragraph-properties fo:text-align="center"/>
      <style:text-properties style:font-name="Roboto" fo:font-size="9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font-name="Roboto" fo:font-size="9pt"/>
    </style:style>
    <style:style style:name="P4" style:family="paragraph">
      <style:paragraph-properties fo:text-align="start"/>
      <style:text-properties style:font-name="Roboto" fo:font-size="9pt"/>
    </style:style>
    <style:style style:name="P5" style:family="paragraph">
      <loext:graphic-properties draw:fill-color="#dddddd"/>
      <style:paragraph-properties fo:margin-left="0cm" fo:margin-right="0cm" fo:margin-top="0cm" fo:margin-bottom="0cm" fo:line-height="100%" fo:text-align="start" fo:text-indent="0cm"/>
      <style:text-properties style:font-name="Roboto" fo:font-size="9pt" style:font-size-asian="14pt" style:font-size-complex="14pt"/>
    </style:style>
    <style:style style:name="P6" style:family="paragraph">
      <style:paragraph-properties fo:text-align="start"/>
      <style:text-properties style:font-name="Roboto" fo:font-size="9pt" style:font-size-asian="14pt" style:font-size-complex="14pt"/>
    </style:style>
    <style:style style:name="P7" style:family="paragraph">
      <loext:graphic-properties draw:fill-color="#dddddd"/>
      <style:paragraph-properties fo:text-align="start"/>
      <style:text-properties style:font-name="Roboto" fo:font-size="9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font-name="Roboto" fo:font-size="9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Roboto" fo:font-size="9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1" draw:id="id21" draw:layer="layout" svg:width="3cm" svg:height="0.685cm" svg:x="23.4cm" svg:y="17.308cm">
          <text:p text:style-name="P1"><text:span text:style-name="T1">Trajeto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3" draw:id="id43" draw:layer="layout" svg:width="3cm" svg:height="3.592cm" svg:x="23.4cm" svg:y="18.008cm">
          <text:p text:style-name="P3"><text:span text:style-name="T2">Até </text:span><text:span text:style-name="T2">120</text:span><text:span text:style-name="T2">0 </text:span><text:span text:style-name="T2">Km</text:span></text:p>
          <text:p text:style-name="P3"><text:span text:style-name="T2">Ca</text:span><text:span text:style-name="T2">min</text:span><text:span text:style-name="T2">ho:</text:span></text:p>
          <text:p text:style-name="P3"><text:span text:style-name="T2">Km</text:span><text:span text:style-name="T2">s:</text:span></text:p>
          <text:p text:style-name="P3"><text:span text:style-name="T2">Per</text:span><text:span text:style-name="T2">cur</text:span><text:span text:style-name="T2">so:</text:span></text:p>
          <text:p text:style-name="P4"><text:span text:style-name="T2">De</text:span><text:span text:style-name="T2">stin</text:span><text:span text:style-name="T2">o:</text:span></text:p>
          <text:p text:style-name="P4"><text:span text:style-name="T2">Mo</text:span><text:span text:style-name="T2">tori</text:span><text:span text:style-name="T2">sta</text:span><text:span text:style-name="T2">s </text:span><text:span text:style-name="T2">Dis</text:span><text:span text:style-name="T2">p</text:span></text:p>
          <text:p text:style-name="P4"><text:span text:style-name="T2">Ale</text:span><text:span text:style-name="T2">rta</text:span><text:span text:style-name="T2">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3cm" svg:height="0.685cm" svg:x="20.6cm" svg:y="7cm"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3cm" svg:height="2.396cm" svg:x="20.6cm" svg:y="7.592cm">
          <text:p text:style-name="P6">Id:</text:p>
          <text:p text:style-name="P6">Nome:</text:p>
          <text:p text:style-name="P6">CNPJ:</text:p>
          <text:p text:style-name="P6">Localidade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cm" svg:height="0.685cm" svg:x="19.6cm" svg:y="3cm">
          <text:p text:style-name="P1"><text:span text:style-name="T1">Orgão Compet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" draw:id="id1" draw:layer="layout" svg:width="5cm" svg:height="2.396cm" svg:x="19.6cm" svg:y="3.592cm">
          <text:p text:style-name="P6">Nome:</text:p>
          <text:p text:style-name="P6">Comarca:</text:p>
          <text:p text:style-name="P6">Jurisdição:</text:p>
          <text:p text:style-name="P6">Finalidade:Licit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334cm" svg:height="0.774cm" svg:x="4cm" svg:y="17.1cm">
          <text:p text:style-name="P1"><text:span text:style-name="T1">Motorist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9" draw:id="id49" draw:layer="layout" svg:width="3.334cm" svg:height="3.006cm" svg:x="4cm" svg:y="17.769cm">
          <text:p text:style-name="P6">Id:</text:p>
          <text:p text:style-name="P6">Nome:</text:p>
          <text:p text:style-name="P6">CPF:</text:p>
          <text:p text:style-name="P6">RG:</text:p>
          <text:p text:style-name="P6">Posição: Principal</text:p>
          <text:p text:style-name="P6">Horas Trabalhadas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8" draw:id="id48" draw:layer="layout" svg:width="3.334cm" svg:height="0.774cm" svg:x="4.066cm" svg:y="22cm">
          <text:p text:style-name="P1"><text:span text:style-name="T1">Motorista 1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34cm" svg:height="3.006cm" svg:x="4.066cm" svg:y="22.669cm">
          <text:p text:style-name="P8"><text:span text:style-name="T2">Id:</text:span></text:p>
          <text:p text:style-name="P8"><text:span text:style-name="T2">Nome:</text:span></text:p>
          <text:p text:style-name="P8"><text:span text:style-name="T2">CPF:</text:span></text:p>
          <text:p text:style-name="P6"><text:span text:style-name="T2">RG:</text:span></text:p>
          <text:p text:style-name="P6">Posição: Auxiliar</text:p>
          <text:p text:style-name="P6"><text:span text:style-name="T2">Horas Trabalhad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3cm" svg:height="0.685cm" svg:x="20.6cm" svg:y="11cm">
          <text:p text:style-name="P1"><text:span text:style-name="T1">Depart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6" draw:id="id36" draw:layer="layout" svg:width="3cm" svg:height="2.396cm" svg:x="20.6cm" svg:y="11.592cm">
          <text:p text:style-name="P6">Id:</text:p>
          <text:p text:style-name="P6">Nome: Logístic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332cm" svg:height="0.774cm" svg:x="37.5cm" svg:y="13.18cm">
          <text:p text:style-name="P1"><text:span text:style-name="T1">Motorista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51" draw:id="id51" draw:layer="layout" svg:width="3.332cm" svg:height="3.006cm" svg:x="37.5cm" svg:y="13.849cm">
          <text:p text:style-name="P8"><text:span text:style-name="T2">Id:</text:span></text:p>
          <text:p text:style-name="P8"><text:span text:style-name="T2">Nome:</text:span></text:p>
          <text:p text:style-name="P8"><text:span text:style-name="T2">CPF:</text:span></text:p>
          <text:p text:style-name="P6"><text:span text:style-name="T2">RG:</text:span></text:p>
          <text:p text:style-name="P6">Posição: Principal</text:p>
          <text:p text:style-name="P6"><text:span text:style-name="T2">Horas Trabalhad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332cm" svg:height="0.774cm" svg:x="37.5cm" svg:y="26.253cm">
          <text:p text:style-name="P1"><text:span text:style-name="T1">Motorista 2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54" draw:id="id54" draw:layer="layout" svg:width="3.332cm" svg:height="3.006cm" svg:x="37.5cm" svg:y="26.922cm">
          <text:p text:style-name="P8"><text:span text:style-name="T2">Id:</text:span></text:p>
          <text:p text:style-name="P8"><text:span text:style-name="T2">Nome:</text:span></text:p>
          <text:p text:style-name="P8"><text:span text:style-name="T2">CPF:</text:span></text:p>
          <text:p text:style-name="P6"><text:span text:style-name="T2">RG:</text:span></text:p>
          <text:p text:style-name="P6">Posição: Auxiliar</text:p>
          <text:p text:style-name="P6"><text:span text:style-name="T2">Horas Trabalhad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5cm" svg:height="0.685cm" svg:x="20.1cm" svg:y="39cm">
          <text:p text:style-name="P1"><text:span text:style-name="T1">Cidade Cheg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cm" svg:height="2.396cm" svg:x="20.1cm" svg:y="39.692cm">
          <text:p text:style-name="P6"/>
          <text:p text:style-name="P6">Cidade: São Paulo</text:p>
          <text:p text:style-name="P6">Plataforma:</text:p>
          <text:p text:style-name="P6">Atraso:</text:p>
          <text:p text:style-name="P6">Hora Exata:</text:p>
          <text:p text:style-name="P6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334cm" svg:height="0.86cm" svg:x="37.5cm" svg:y="22.005cm">
          <text:p text:style-name="P1"><text:span text:style-name="T1">Motorista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53" draw:id="id53" draw:layer="layout" svg:width="3.334cm" svg:height="3.006cm" svg:x="37.5cm" svg:y="22.747cm">
          <text:p text:style-name="P8"><text:span text:style-name="T2">Id:</text:span></text:p>
          <text:p text:style-name="P8"><text:span text:style-name="T2">Nome:</text:span></text:p>
          <text:p text:style-name="P8"><text:span text:style-name="T2">CPF:</text:span></text:p>
          <text:p text:style-name="P6"><text:span text:style-name="T2">RG:</text:span></text:p>
          <text:p text:style-name="P6">Posição: Principal</text:p>
          <text:p text:style-name="P6"><text:span text:style-name="T2">Horas Trabalhad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334cm" svg:height="0.86cm" svg:x="37.5cm" svg:y="17.28cm">
          <text:p text:style-name="P1"><text:span text:style-name="T1">Motorista 3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2" draw:id="id52" draw:layer="layout" svg:width="3.334cm" svg:height="3.006cm" svg:x="37.5cm" svg:y="18.022cm">
          <text:p text:style-name="P8"><text:span text:style-name="T2">Id:</text:span></text:p>
          <text:p text:style-name="P8"><text:span text:style-name="T2">Nome:</text:span></text:p>
          <text:p text:style-name="P8"><text:span text:style-name="T2">CPF:</text:span></text:p>
          <text:p text:style-name="P6"><text:span text:style-name="T2">RG:</text:span></text:p>
          <text:p text:style-name="P6">Posição: Auxiliar</text:p>
          <text:p text:style-name="P6"><text:span text:style-name="T2">Horas Trabalhad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3cm" svg:height="0.685cm" svg:x="17.4cm" svg:y="17.308cm">
          <text:p text:style-name="P1"><text:span text:style-name="T1">Trajet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1" draw:id="id41" draw:layer="layout" svg:width="3cm" svg:height="3.592cm" svg:x="17.4cm" svg:y="18.008cm">
          <text:p text:style-name="P8"><text:span text:style-name="T2">Até 600 Km</text:span></text:p>
          <text:p text:style-name="P8"><text:span text:style-name="T2">Caminho:</text:span></text:p>
          <text:p text:style-name="P8"><text:span text:style-name="T2">Kms:</text:span></text:p>
          <text:p text:style-name="P8"><text:span text:style-name="T2">Percurso:</text:span></text:p>
          <text:p text:style-name="P8"><text:span text:style-name="T2">Destino:</text:span></text:p>
          <text:p text:style-name="P8"><text:span text:style-name="T2">Motoristas Disp:</text:span></text:p>
          <text:p text:style-name="P6"><text:span text:style-name="T2">Alert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46" draw:id="id46" draw:layer="layout" svg:width="4cm" svg:height="0.685cm" svg:x="25.3cm" svg:y="24cm">
          <text:p text:style-name="P1"><text:span text:style-name="T1">Ori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30" draw:id="id30" draw:layer="layout" svg:width="4cm" svg:height="2.396cm" svg:x="25.3cm" svg:y="24.592cm">
          <text:p text:style-name="P6"/>
          <text:p text:style-name="P6">Origem: Goiânia</text:p>
          <text:p text:style-name="P6">Plataforma:</text:p>
          <text:p text:style-name="P6">Atraso:</text:p>
          <text:p text:style-name="P6">Hora exata: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45" draw:id="id45" draw:layer="layout" svg:width="4cm" svg:height="0.685cm" svg:x="15.1cm" svg:y="24cm">
          <text:p text:style-name="P1"><text:span text:style-name="T1">Ori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2" draw:id="id22" draw:layer="layout" svg:width="4cm" svg:height="2.396cm" svg:x="15.1cm" svg:y="24.592cm">
          <text:p text:style-name="P6">Origem: Araguari</text:p>
          <text:p text:style-name="P6">Plataforma:</text:p>
          <text:p text:style-name="P6">Atraso:</text:p>
          <text:p text:style-name="P6">Hora Exata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8" draw:id="id38" draw:layer="layout" svg:width="3cm" svg:height="0.685cm" svg:x="25.8cm" svg:y="12.45cm">
          <text:p text:style-name="P1"><text:span text:style-name="T1">Viagem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20" draw:id="id20" draw:layer="layout" svg:width="3cm" svg:height="2.396cm" svg:x="25.8cm" svg:y="13.15cm">
          <text:p text:style-name="P3"><text:span text:style-name="T2">UF Origem: GO</text:span></text:p>
          <text:p text:style-name="P3"><text:span text:style-name="T2">Linha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7" draw:id="id37" draw:layer="layout" svg:width="3cm" svg:height="0.685cm" svg:x="15.6cm" svg:y="12.45cm">
          <text:p text:style-name="P1"><text:span text:style-name="T1">Viagem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8" draw:id="id18" draw:layer="layout" svg:width="3cm" svg:height="2.396cm" svg:x="15.6cm" svg:y="13.15cm">
          <text:p text:style-name="P6">UF Origem: MG</text:p>
          <text:p text:style-name="P6">Linha: 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31" draw:id="id31" draw:layer="layout" svg:width="3.96cm" svg:height="0.685cm" svg:x="25.32cm" svg:y="28cm">
          <text:p text:style-name="P1"><text:span text:style-name="T1">Parad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xml:id="id32" draw:id="id32" draw:layer="layout" svg:width="3.96cm" svg:height="1.408cm" svg:x="25.32cm" svg:y="28.592cm">
          <text:p text:style-name="P6">Cidade: Caldas</text:p>
          <text:p text:style-name="P6">Data:</text:p>
          <text:p text:style-name="P6">Horário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23" draw:id="id23" draw:layer="layout" svg:width="3.953cm" svg:height="0.685cm" svg:x="20.1cm" svg:y="30cm">
          <text:p text:style-name="P1"><text:span text:style-name="T1">Parada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24" draw:id="id24" draw:layer="layout" svg:width="3.953cm" svg:height="1.408cm" svg:x="20.1cm" svg:y="30.592cm">
          <text:p text:style-name="P6">Cidade: Uberaba</text:p>
          <text:p text:style-name="P6">Data:</text:p>
          <text:p text:style-name="P6">Horario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5" draw:id="id25" draw:layer="layout" svg:width="4cm" svg:height="0.685cm" svg:x="15.1cm" svg:y="32cm">
          <text:p text:style-name="P1"><text:span text:style-name="T1">Parada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26" draw:id="id26" draw:layer="layout" svg:width="4cm" svg:height="1.408cm" svg:x="15.1cm" svg:y="32.592cm">
          <text:p text:style-name="P6">Cidade: Uberlândia</text:p>
          <text:p text:style-name="P6">Data:</text:p>
          <text:p text:style-name="P6">Horário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7" draw:id="id27" draw:layer="layout" svg:width="4cm" svg:height="0.685cm" svg:x="20.1cm" svg:y="34cm">
          <text:p text:style-name="P1"><text:span text:style-name="T1">Parada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28" draw:id="id28" draw:layer="layout" svg:width="4cm" svg:height="1.408cm" svg:x="20.1cm" svg:y="34.592cm">
          <text:p text:style-name="P6">Cidade: Rio Preto</text:p>
          <text:p text:style-name="P6">Horário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29" draw:id="id29" draw:layer="layout" svg:width="3.9cm" svg:height="0.685cm" svg:x="25.3cm" svg:y="36cm">
          <text:p text:style-name="P1"><text:span text:style-name="T1">Parada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xml:id="id34" draw:id="id34" draw:layer="layout" svg:width="3.9cm" svg:height="1.408cm" svg:x="25.3cm" svg:y="36.592cm">
          <text:p text:style-name="P6">Cidade: Pirassununga</text:p>
          <text:p text:style-name="P6">Horário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cm" svg:height="0.685cm" svg:x="14.6cm" svg:y="3cm">
          <text:p text:style-name="P1"><text:span text:style-name="T1">Pasageir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xml:id="id9" draw:id="id9" draw:layer="layout" svg:width="3cm" svg:height="4.3cm" svg:x="14.6cm" svg:y="3.7cm">
          <text:p text:style-name="P6">Ticket:</text:p>
          <text:p text:style-name="P6">Nome:</text:p>
          <text:p text:style-name="P6">Id:</text:p>
          <text:p text:style-name="P6">Origem:</text:p>
          <text:p text:style-name="P6">Destino:</text:p>
          <text:p text:style-name="P6">Data:</text:p>
          <text:p text:style-name="P6">Hora:</text:p>
          <text:p text:style-name="P6">Valor:</text:p>
          <text:p text:style-name="P6">Embarque:</text:p>
          <text:p text:style-name="P6">Poltrona: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cm" svg:height="0.685cm" svg:x="26.6cm" svg:y="3cm">
          <text:p text:style-name="P1"><text:span text:style-name="T1">Pasageiro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xml:id="id10" draw:id="id10" draw:layer="layout" svg:width="3cm" svg:height="4.3cm" svg:x="26.6cm" svg:y="3.7cm">
          <text:p text:style-name="P6">Ticket:</text:p>
          <text:p text:style-name="P6">Nome:</text:p>
          <text:p text:style-name="P6">Id:</text:p>
          <text:p text:style-name="P6">Origem:</text:p>
          <text:p text:style-name="P6">Destino:</text:p>
          <text:p text:style-name="P6">Data:</text:p>
          <text:p text:style-name="P6">Hora:</text:p>
          <text:p text:style-name="P6">Valor:</text:p>
          <text:p text:style-name="P6">Embarque:</text:p>
          <text:p text:style-name="P6">Poltrona: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39" draw:id="id39" draw:layer="layout" svg:width="3.953cm" svg:height="0.685cm" svg:x="9.2cm" svg:y="28cm">
          <text:p text:style-name="P1"><text:span text:style-name="T1">Ocorrenc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3.953cm" svg:height="2.408cm" svg:x="9.2cm" svg:y="28.592cm">
          <text:p text:style-name="P6"/>
          <text:p text:style-name="P6"><text:span text:style-name="T2">Tipo: Incidente</text:span></text:p>
          <text:p text:style-name="P6">Rodovia:</text:p>
          <text:p text:style-name="P6">Trecho:</text:p>
          <text:p text:style-name="P6">Cidade</text:p>
          <text:p text:style-name="P6">Horário::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40" draw:id="id40" draw:layer="layout" svg:width="3.953cm" svg:height="0.685cm" svg:x="32.3cm" svg:y="33cm">
          <text:p text:style-name="P1"><text:span text:style-name="T1">Ocorrênc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3.953cm" svg:height="2.408cm" svg:x="32.3cm" svg:y="33.592cm">
          <text:p text:style-name="P6">Tipo: Desvio</text:p>
          <text:p text:style-name="P6">Rodovia:</text:p>
          <text:p text:style-name="P6">Treicho:</text:p>
          <text:p text:style-name="P6">Cidade:</text:p>
          <text:p text:style-name="P6">Horário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7" draw:id="id7" draw:layer="layout" svg:width="4cm" svg:height="0.685cm" svg:x="30.8cm" svg:y="9cm">
          <text:p text:style-name="P1"><text:span text:style-name="T1">Lista de </text:span><text:span text:style-name="T1">Passagei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xml:id="id14" draw:id="id14" draw:layer="layout" svg:width="4cm" svg:height="2.396cm" svg:x="30.8cm" svg:y="9.7cm">
          <text:p text:style-name="P8"><text:span text:style-name="T2">Ticket::</text:span></text:p>
          <text:p text:style-name="P8"><text:span text:style-name="T2">Passagens </text:span><text:span text:style-name="T2">Vendidas:</text:span></text:p>
          <text:p text:style-name="P8"><text:span text:style-name="T2">Onibus:</text:span></text:p>
          <text:p text:style-name="P6"><text:span text:style-name="T2">Linha:</text:span></text:p>
          <text:p text:style-name="P6"><text:span text:style-name="T2">Toital de </text:span><text:span text:style-name="T2">Pesso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5" draw:id="id15" draw:layer="layout" svg:width="4cm" svg:height="0.685cm" svg:x="30.8cm" svg:y="13.9cm">
          <text:p text:style-name="P1"><text:span text:style-name="T1">Ôni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xml:id="id17" draw:id="id17" draw:layer="layout" svg:width="4cm" svg:height="2.396cm" svg:x="30.8cm" svg:y="14.6cm">
          <text:p text:style-name="P8"><text:span text:style-name="T2">Id::</text:span></text:p>
          <text:p text:style-name="P8"><text:span text:style-name="T2">Modelo:</text:span></text:p>
          <text:p text:style-name="P8"><text:span text:style-name="T2">Capacidade:</text:span></text:p>
          <text:p text:style-name="P8"><text:span text:style-name="T2">Placa:</text:span></text:p>
          <text:p text:style-name="P8"><text:span text:style-name="T2">Rastreio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8" draw:id="id8" draw:layer="layout" svg:width="4cm" svg:height="0.685cm" svg:x="9.6cm" svg:y="9cm">
          <text:p text:style-name="P1"><text:span text:style-name="T1">Lista de </text:span><text:span text:style-name="T1">Passagei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xml:id="id12" draw:id="id12" draw:layer="layout" svg:width="4cm" svg:height="2.396cm" svg:x="9.6cm" svg:y="9.7cm">
          <text:p text:style-name="P8"><text:span text:style-name="T2">Ticket::</text:span></text:p>
          <text:p text:style-name="P8"><text:span text:style-name="T2">Passagens </text:span><text:span text:style-name="T2">Vendidas:</text:span></text:p>
          <text:p text:style-name="P8"><text:span text:style-name="T2">Onibus:</text:span></text:p>
          <text:p text:style-name="P6"><text:span text:style-name="T2">Linha:</text:span></text:p>
          <text:p text:style-name="P6"><text:span text:style-name="T2">Total de Pesso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3" draw:id="id13" draw:layer="layout" svg:width="4cm" svg:height="0.685cm" svg:x="9.6cm" svg:y="13.9cm">
          <text:p text:style-name="P1"><text:span text:style-name="T1">Ô</text:span><text:span text:style-name="T1">n</text:span><text:span text:style-name="T1">i</text:span><text:span text:style-name="T1">b</text:span><text:span text:style-name="T1">u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xml:id="id16" draw:id="id16" draw:layer="layout" svg:width="4cm" svg:height="2.396cm" svg:x="9.6cm" svg:y="14.6cm">
          <text:p text:style-name="P8"><text:span text:style-name="T2">Id::</text:span></text:p>
          <text:p text:style-name="P8"><text:span text:style-name="T2">Modelo:</text:span></text:p>
          <text:p text:style-name="P8"><text:span text:style-name="T2">Capacidade:</text:span></text:p>
          <text:p text:style-name="P8"><text:span text:style-name="T2">Placa:</text:span></text:p>
          <text:p text:style-name="P8"><text:span text:style-name="T2">Rastreio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svg:x1="22.1cm" svg:y1="5.988cm" svg:x2="22.1cm" svg:y2="7cm" draw:start-shape="id1" draw:start-glue-point="2" draw:end-shape="id2" draw:end-glue-point="0" svg:d="M22100 5988v1012" svg:viewBox="0 0 1 1013">
          <text:p/>
        </draw:connector>
        <draw:connector draw:style-name="gr33" draw:text-style-name="P9" draw:layer="layout" draw:line-skew="0.5cm" svg:x1="26.6cm" svg:y1="3.342cm" svg:x2="23.6cm" svg:y2="7.342cm" draw:start-shape="id3" draw:start-glue-point="3" draw:end-shape="id2" draw:end-glue-point="1" svg:d="M26600 3342h-1000v4000h-2000" svg:viewBox="0 0 3001 4001">
          <text:p/>
        </draw:connector>
        <draw:connector draw:style-name="gr33" draw:text-style-name="P9" draw:layer="layout" draw:line-skew="-0.5cm" svg:x1="17.6cm" svg:y1="3.342cm" svg:x2="20.6cm" svg:y2="7.342cm" draw:start-shape="id4" draw:start-glue-point="1" draw:end-shape="id2" draw:end-glue-point="3" svg:d="M17600 3342h1000v4000h2000" svg:viewBox="0 0 3001 4001">
          <text:p/>
        </draw:connector>
        <draw:connector draw:style-name="gr33" draw:text-style-name="P9" xml:id="id11" draw:id="id11" draw:layer="layout" svg:x1="22.1cm" svg:y1="9.988cm" svg:x2="22.1cm" svg:y2="9.988cm" draw:start-shape="id5" draw:start-glue-point="2" draw:end-shape="id5" draw:end-glue-point="2" svg:d="M22100 9988z" svg:viewBox="0 0 1 1">
          <text:p/>
        </draw:connector>
        <draw:connector draw:style-name="gr33" draw:text-style-name="P9" draw:layer="layout" svg:x1="23.6cm" svg:y1="11.342cm" svg:x2="30.8cm" svg:y2="9.342cm" draw:start-shape="id6" draw:start-glue-point="1" draw:end-shape="id7" draw:end-glue-point="3" svg:d="M23600 11342h3600v-2000h3600" svg:viewBox="0 0 7201 2001">
          <text:p/>
        </draw:connector>
        <draw:connector draw:style-name="gr33" draw:text-style-name="P9" draw:layer="layout" svg:x1="20.6cm" svg:y1="11.342cm" svg:x2="13.6cm" svg:y2="9.342cm" draw:start-shape="id6" draw:start-glue-point="3" draw:end-shape="id8" draw:end-glue-point="1" svg:d="M20600 11342h-3500v-2000h-3500" svg:viewBox="0 0 7001 2001">
          <text:p/>
        </draw:connector>
        <draw:connector draw:style-name="gr33" draw:text-style-name="P9" draw:layer="layout" svg:x1="14.6cm" svg:y1="5.85cm" svg:x2="11.6cm" svg:y2="9cm" draw:start-shape="id9" draw:start-glue-point="3" draw:end-shape="id8" draw:end-glue-point="0" svg:d="M14600 5850h-3000v3150" svg:viewBox="0 0 3001 3151">
          <text:p/>
        </draw:connector>
        <draw:connector draw:style-name="gr33" draw:text-style-name="P9" draw:layer="layout" svg:x1="29.6cm" svg:y1="5.85cm" svg:x2="32.8cm" svg:y2="9cm" draw:start-shape="id10" draw:start-glue-point="1" draw:end-shape="id7" draw:end-glue-point="0" svg:d="M29600 5850h3200v3150" svg:viewBox="0 0 3201 3151">
          <text:p/>
        </draw:connector>
        <draw:connector draw:style-name="gr33" draw:text-style-name="P9" draw:layer="layout" svg:x1="22.1cm" svg:y1="9.988cm" svg:x2="22.1cm" svg:y2="11cm" draw:start-shape="id11" draw:start-glue-point="0" draw:end-shape="id6" draw:end-glue-point="0" svg:d="M22100 9988v1012" svg:viewBox="0 0 1 1013">
          <text:p/>
        </draw:connector>
        <draw:connector draw:style-name="gr33" draw:text-style-name="P9" draw:layer="layout" svg:x1="11.6cm" svg:y1="12.096cm" svg:x2="11.6cm" svg:y2="13.9cm" draw:start-shape="id12" draw:start-glue-point="2" draw:end-shape="id13" draw:end-glue-point="0" svg:d="M11600 12096v1804" svg:viewBox="0 0 1 1805">
          <text:p/>
        </draw:connector>
        <draw:connector draw:style-name="gr33" draw:text-style-name="P9" draw:layer="layout" svg:x1="32.8cm" svg:y1="12.096cm" svg:x2="32.8cm" svg:y2="13.9cm" draw:start-shape="id14" draw:start-glue-point="2" draw:end-shape="id15" draw:end-glue-point="0" svg:d="M32800 12096v1804" svg:viewBox="0 0 1 1805">
          <text:p/>
        </draw:connector>
        <draw:connector draw:style-name="gr33" draw:text-style-name="P9" draw:layer="layout" draw:line-skew="-2.5cm" svg:x1="13.6cm" svg:y1="15.798cm" svg:x2="20.6cm" svg:y2="11.342cm" draw:start-shape="id16" draw:start-glue-point="1" draw:end-shape="id6" draw:end-glue-point="3" svg:d="M13600 15798h1000v-4456h6000" svg:viewBox="0 0 7001 4457">
          <text:p/>
        </draw:connector>
        <draw:connector draw:style-name="gr33" draw:text-style-name="P9" draw:layer="layout" draw:line-skew="2.5cm" svg:x1="30.8cm" svg:y1="15.798cm" svg:x2="23.6cm" svg:y2="11.342cm" draw:start-shape="id17" draw:start-glue-point="3" draw:end-shape="id6" draw:end-glue-point="1" svg:d="M30800 15798h-1100v-4456h-6100" svg:viewBox="0 0 7201 4457">
          <text:p/>
        </draw:connector>
        <draw:connector draw:style-name="gr33" draw:text-style-name="P9" draw:layer="layout" svg:x1="17.1cm" svg:y1="15.546cm" svg:x2="18.9cm" svg:y2="17.308cm" draw:start-shape="id18" draw:start-glue-point="2" draw:end-shape="id19" draw:end-glue-point="0" svg:d="M17100 15546v881h1800v881" svg:viewBox="0 0 1801 1763">
          <text:p/>
        </draw:connector>
        <draw:connector draw:style-name="gr33" draw:text-style-name="P9" draw:layer="layout" svg:x1="27.3cm" svg:y1="15.546cm" svg:x2="24.9cm" svg:y2="17.308cm" draw:start-shape="id20" draw:start-glue-point="2" draw:end-shape="id21" draw:end-glue-point="0" svg:d="M27300 15546v881h-2400v881" svg:viewBox="0 0 2401 1763">
          <text:p/>
        </draw:connector>
        <draw:connector draw:style-name="gr33" draw:text-style-name="P9" draw:layer="layout" svg:x1="19.1cm" svg:y1="25.79cm" svg:x2="22.076cm" svg:y2="30cm" draw:start-shape="id22" draw:start-glue-point="1" draw:end-shape="id23" draw:end-glue-point="0" svg:d="M19100 25790h2976v4210" svg:viewBox="0 0 2977 4211">
          <text:p/>
        </draw:connector>
        <draw:connector draw:style-name="gr33" draw:text-style-name="P9" draw:layer="layout" svg:x1="20.1cm" svg:y1="31.296cm" svg:x2="17.1cm" svg:y2="32cm" draw:start-shape="id24" draw:start-glue-point="3" draw:end-shape="id25" draw:end-glue-point="0" svg:d="M20100 31296h-3000v704" svg:viewBox="0 0 3001 705">
          <text:p/>
        </draw:connector>
        <draw:connector draw:style-name="gr33" draw:text-style-name="P9" draw:layer="layout" svg:x1="19.1cm" svg:y1="33.296cm" svg:x2="22.1cm" svg:y2="34cm" draw:start-shape="id26" draw:start-glue-point="1" draw:end-shape="id27" draw:end-glue-point="0" svg:d="M19100 33296h3000v704" svg:viewBox="0 0 3001 705">
          <text:p/>
        </draw:connector>
        <draw:connector draw:style-name="gr33" draw:text-style-name="P9" draw:layer="layout" svg:x1="24.1cm" svg:y1="35.296cm" svg:x2="27.25cm" svg:y2="36cm" draw:start-shape="id28" draw:start-glue-point="1" draw:end-shape="id29" draw:end-glue-point="0" svg:d="M24100 35296h3150v704" svg:viewBox="0 0 3151 705">
          <text:p/>
        </draw:connector>
        <draw:connector draw:style-name="gr33" draw:text-style-name="P9" draw:layer="layout" svg:x1="27.3cm" svg:y1="26.988cm" svg:x2="27.3cm" svg:y2="28cm" draw:start-shape="id30" draw:start-glue-point="2" draw:end-shape="id31" draw:end-glue-point="0" svg:d="M27300 26988v1012" svg:viewBox="0 0 1 1013">
          <text:p/>
        </draw:connector>
        <draw:connector draw:style-name="gr33" draw:text-style-name="P9" xml:id="id33" draw:id="id33" draw:layer="layout" svg:x1="25.32cm" svg:y1="29.296cm" svg:x2="25.32cm" svg:y2="29.296cm" draw:start-shape="id32" draw:start-glue-point="3" draw:end-shape="id32" draw:end-glue-point="3" svg:d="M25320 29296z" svg:viewBox="0 0 1 1">
          <text:p/>
        </draw:connector>
        <draw:connector draw:style-name="gr33" draw:text-style-name="P9" draw:layer="layout" svg:x1="25.32cm" svg:y1="29.296cm" svg:x2="24.053cm" svg:y2="30.342cm" draw:start-shape="id33" draw:start-glue-point="0" draw:end-shape="id23" svg:d="M25320 29296h-634v1046h-633" svg:viewBox="0 0 1268 1047">
          <text:p/>
        </draw:connector>
        <draw:connector draw:style-name="gr33" draw:text-style-name="P9" draw:layer="layout" svg:x1="25.3cm" svg:y1="37.296cm" svg:x2="22.6cm" svg:y2="39cm" draw:start-shape="id34" draw:start-glue-point="3" draw:end-shape="id35" draw:end-glue-point="0" svg:d="M25300 37296h-2700v1704" svg:viewBox="0 0 2701 1705">
          <text:p/>
        </draw:connector>
        <draw:connector draw:style-name="gr34" draw:text-style-name="P10" draw:layer="layout" svg:x1="20.6cm" svg:y1="12.79cm" svg:x2="18.6cm" svg:y2="12.792cm" draw:start-shape="id36" draw:start-glue-point="3" draw:end-shape="id37" draw:end-glue-point="1" svg:d="M20600 12790h-1000v2h-1000" svg:viewBox="0 0 2001 3">
          <text:p/>
        </draw:connector>
        <draw:connector draw:style-name="gr34" draw:text-style-name="P10" draw:layer="layout" svg:x1="23.6cm" svg:y1="12.79cm" svg:x2="25.8cm" svg:y2="12.792cm" draw:start-shape="id36" draw:start-glue-point="1" draw:end-shape="id38" draw:end-glue-point="3" svg:d="M23600 12790h1100v2h1100" svg:viewBox="0 0 2201 3">
          <text:p/>
        </draw:connector>
        <draw:connector draw:style-name="gr34" draw:text-style-name="P10" draw:layer="layout" svg:x1="15.1cm" svg:y1="25.79cm" svg:x2="11.176cm" svg:y2="28cm" draw:start-shape="id22" draw:start-glue-point="3" draw:end-shape="id39" draw:end-glue-point="0" svg:d="M15100 25790h-3924v2210" svg:viewBox="0 0 3925 2211">
          <text:p/>
        </draw:connector>
        <draw:connector draw:style-name="gr34" draw:text-style-name="P10" draw:layer="layout" svg:x1="15.1cm" svg:y1="32.342cm" svg:x2="13.153cm" svg:y2="28.342cm" draw:start-shape="id25" draw:start-glue-point="3" draw:end-shape="id39" draw:end-glue-point="1" svg:d="M15100 32342h-974v-4000h-973" svg:viewBox="0 0 1948 4001">
          <text:p/>
        </draw:connector>
        <draw:connector draw:style-name="gr34" draw:text-style-name="P10" draw:layer="layout" draw:line-skew="-1.258cm" svg:x1="20.1cm" svg:y1="35.296cm" svg:x2="9.2cm" svg:y2="28.342cm" draw:start-shape="id28" draw:start-glue-point="3" draw:end-shape="id39" draw:end-glue-point="3" svg:d="M20100 35296h-12700v-6954h1800" svg:viewBox="0 0 12701 6955">
          <text:p/>
        </draw:connector>
        <draw:connector draw:style-name="gr34" draw:text-style-name="P10" draw:layer="layout" svg:x1="29.28cm" svg:y1="29.296cm" svg:x2="34.276cm" svg:y2="33cm" draw:start-shape="id32" draw:start-glue-point="1" draw:end-shape="id40" draw:end-glue-point="0" svg:d="M29280 29296h4996v3704" svg:viewBox="0 0 4997 3705">
          <text:p/>
        </draw:connector>
        <draw:connector draw:style-name="gr34" draw:text-style-name="P10" draw:layer="layout" draw:line-skew="2.524cm" svg:x1="24.053cm" svg:y1="31.296cm" svg:x2="32.3cm" svg:y2="33.342cm" draw:start-shape="id24" draw:start-glue-point="1" draw:end-shape="id40" draw:end-glue-point="3" svg:d="M24053 31296h6647v2046h1600" svg:viewBox="0 0 8248 2047">
          <text:p/>
        </draw:connector>
        <draw:connector draw:style-name="gr34" draw:text-style-name="P10" draw:layer="layout" draw:line-skew="1.607cm" svg:x1="29.2cm" svg:y1="37.296cm" svg:x2="36.253cm" svg:y2="33.342cm" draw:start-shape="id34" draw:start-glue-point="1" draw:end-shape="id40" draw:end-glue-point="1" svg:d="M29200 37296h9200v-3954h-2147" svg:viewBox="0 0 9201 3955">
          <text:p/>
        </draw:connector>
        <draw:connector draw:style-name="gr34" draw:text-style-name="P10" draw:layer="layout" svg:x1="11.6cm" svg:y1="16.996cm" svg:x2="17.4cm" svg:y2="17.65cm" draw:start-shape="id16" draw:start-glue-point="2" draw:end-shape="id19" draw:end-glue-point="3" svg:d="M11600 16996v654h5800" svg:viewBox="0 0 5801 655">
          <text:p/>
        </draw:connector>
        <draw:connector draw:style-name="gr34" draw:text-style-name="P10" draw:layer="layout" svg:x1="32.8cm" svg:y1="16.996cm" svg:x2="26.4cm" svg:y2="17.65cm" draw:start-shape="id17" draw:start-glue-point="2" draw:end-shape="id21" draw:end-glue-point="1" svg:d="M32800 16996v654h-6400" svg:viewBox="0 0 6401 655">
          <text:p/>
        </draw:connector>
        <draw:custom-shape draw:style-name="gr7" draw:text-style-name="P2" xml:id="id42" draw:id="id42" draw:layer="layout" svg:width="3.334cm" svg:height="0.774cm" svg:x="10.1cm" svg:y="19.42cm">
          <text:p text:style-name="P1"><text:span text:style-name="T1">Lista de </text:span><text:span text:style-name="T1">Motorist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7" draw:id="id47" draw:layer="layout" svg:width="3.334cm" svg:height="3.006cm" svg:x="10.1cm" svg:y="20.089cm">
          <text:p text:style-name="P6">Id:</text:p>
          <text:p text:style-name="P6">Função:</text:p>
          <text:p text:style-name="P6">Tempo de Empresa:</text:p>
          <text:p text:style-name="P6">Val. Da CNH: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4" draw:id="id44" draw:layer="layout" svg:width="3.334cm" svg:height="0.774cm" svg:x="32cm" svg:y="19.428cm">
          <text:p text:style-name="P1"><text:span text:style-name="T1">Lista de </text:span><text:span text:style-name="T1">Motorist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50" draw:id="id50" draw:layer="layout" svg:width="3.334cm" svg:height="3.006cm" svg:x="32cm" svg:y="20.097cm">
          <text:p text:style-name="P6">Id:</text:p>
          <text:p text:style-name="P6">Função:</text:p>
          <text:p text:style-name="P6">Tempo de Empresa:</text:p>
          <text:p text:style-name="P6">Val. Da CNH: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0" draw:layer="layout" svg:x1="17.4cm" svg:y1="19.804cm" svg:x2="13.434cm" svg:y2="19.807cm" draw:start-shape="id41" draw:start-glue-point="3" draw:end-shape="id42" draw:end-glue-point="1" svg:d="M17400 19804h-1983v3h-1983" svg:viewBox="0 0 3967 4">
          <text:p/>
        </draw:connector>
        <draw:connector draw:style-name="gr34" draw:text-style-name="P10" draw:layer="layout" svg:x1="26.4cm" svg:y1="19.804cm" svg:x2="32cm" svg:y2="19.815cm" draw:start-shape="id43" draw:start-glue-point="1" draw:end-shape="id44" draw:end-glue-point="3" svg:d="M26400 19804h2800v11h2800" svg:viewBox="0 0 5601 12">
          <text:p/>
        </draw:connector>
        <draw:connector draw:style-name="gr34" draw:text-style-name="P10" draw:layer="layout" draw:line-skew="0.2cm" svg:x1="17.1cm" svg:y1="24cm" svg:x2="18.9cm" svg:y2="21.6cm" draw:start-shape="id45" draw:start-glue-point="0" draw:end-shape="id41" draw:end-glue-point="2" svg:d="M17100 24000v-1000h1800v-1400" svg:viewBox="0 0 1801 2401">
          <text:p/>
        </draw:connector>
        <draw:connector draw:style-name="gr34" draw:text-style-name="P10" draw:layer="layout" svg:x1="27.3cm" svg:y1="24cm" svg:x2="24.9cm" svg:y2="21.6cm" draw:start-shape="id46" draw:start-glue-point="0" draw:end-shape="id43" svg:d="M27300 24000v-1200h-2400v-1200" svg:viewBox="0 0 2401 2401">
          <text:p/>
        </draw:connector>
        <draw:connector draw:style-name="gr34" draw:text-style-name="P10" draw:layer="layout" svg:x1="10.1cm" svg:y1="21.592cm" svg:x2="7.4cm" svg:y2="22.387cm" draw:start-shape="id47" draw:start-glue-point="3" draw:end-shape="id48" draw:end-glue-point="1" svg:d="M10100 21592h-1350v795h-1350" svg:viewBox="0 0 2701 796">
          <text:p/>
        </draw:connector>
        <draw:connector draw:style-name="gr34" draw:text-style-name="P10" draw:layer="layout" svg:x1="10.1cm" svg:y1="21.592cm" svg:x2="7.334cm" svg:y2="19.272cm" draw:start-shape="id47" draw:start-glue-point="3" draw:end-shape="id49" draw:end-glue-point="1" svg:d="M10100 21592h-1383v-2320h-1383" svg:viewBox="0 0 2767 2321">
          <text:p/>
        </draw:connector>
        <draw:connector draw:style-name="gr34" draw:text-style-name="P10" draw:layer="layout" svg:x1="35.334cm" svg:y1="21.6cm" svg:x2="37.5cm" svg:y2="15.352cm" draw:start-shape="id50" draw:start-glue-point="1" draw:end-shape="id51" draw:end-glue-point="3" svg:d="M35334 21600h1083v-6248h1083" svg:viewBox="0 0 2167 6249">
          <text:p/>
        </draw:connector>
        <draw:connector draw:style-name="gr34" draw:text-style-name="P10" draw:layer="layout" svg:x1="35.334cm" svg:y1="21.6cm" svg:x2="37.5cm" svg:y2="19.525cm" draw:start-shape="id50" draw:start-glue-point="1" draw:end-shape="id52" svg:d="M35334 21600h1083v-2075h1083" svg:viewBox="0 0 2167 2076">
          <text:p/>
        </draw:connector>
        <draw:connector draw:style-name="gr34" draw:text-style-name="P10" draw:layer="layout" svg:x1="35.334cm" svg:y1="21.6cm" svg:x2="37.5cm" svg:y2="24.25cm" draw:start-shape="id50" draw:start-glue-point="1" draw:end-shape="id53" draw:end-glue-point="3" svg:d="M35334 21600h1083v2650h1083" svg:viewBox="0 0 2167 2651">
          <text:p/>
        </draw:connector>
        <draw:connector draw:style-name="gr34" draw:text-style-name="P10" draw:layer="layout" svg:x1="35.334cm" svg:y1="21.6cm" svg:x2="37.5cm" svg:y2="28.425cm" draw:start-shape="id50" draw:start-glue-point="1" draw:end-shape="id54" draw:end-glue-point="3" svg:d="M35334 21600h1083v6825h1083" svg:viewBox="0 0 2167 6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12:29:21.470888704</meta:creation-date>
    <dc:date>2019-09-27T15:15:25.834692888</dc:date>
    <meta:editing-duration>PT57M3S</meta:editing-duration>
    <meta:editing-cycles>17</meta:editing-cycles>
    <meta:generator>LibreOffice/6.0.7.3$Linux_X86_64 LibreOffice_project/00m0$Build-3</meta:generator>
    <meta:document-statistic meta:object-count="105"/>
  </office:meta>
</office:document-meta>
</file>